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StarSymbol" svg:font-family="StarSymbol" style:font-charset="x-symbol"/>
    <style:font-face style:name="Tahoma" svg:font-family="Tahoma" style:font-charset="x-symbol"/>
    <style:font-face style:name="Helvetica1" svg:font-family="Helvetica"/>
    <style:font-face style:name="Monotype Sans WT ME1" svg:font-family="'Monotype Sans WT ME'"/>
    <style:font-face style:name="Monotype Sans WT ME" svg:font-family="'Monotype Sans WT ME'" style:font-pitch="variable"/>
    <style:font-face style:name="ZYSong18030" svg:font-family="ZYSong18030, 中易宋体18030, SimSun, 方正宋体, 'MSung Light SC', SimSun, Song, FZSongYi, FZShuSong, NSimSun, 'Andale Sans UI', 'Arial Unicode MS', 'Lucida Sans Unicode', Tahoma, 'AR PL KaitiM GB'" style:font-pitch="variable"/>
    <style:font-face style:name="Helvetica" svg:font-family="Helvetica" style:font-family-generic="roman" style:font-pitch="variable"/>
  </office:font-face-decls>
  <office:automatic-styles>
    <style:style style:name="P2" style:family="paragraph" style:parent-style-name="Default_20_Text">
      <style:text-properties fo:font-size="11pt" style:font-size-asian="11pt" style:font-size-complex="11pt"/>
    </style:style>
    <style:style style:name="P4" style:family="paragraph" style:parent-style-name="Default_20_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Default_20_Text" style:list-style-name="L2">
      <style:text-properties fo:font-size="11pt" style:font-size-asian="11pt" style:font-size-complex="11pt"/>
    </style:style>
    <style:style style:name="P6" style:family="paragraph" style:parent-style-name="Default_20_Text">
      <style:text-properties fo:font-size="11pt" style:font-size-asian="11pt" style:font-size-complex="11pt"/>
    </style:style>
    <style:style style:name="P7" style:family="paragraph" style:parent-style-name="Default_20_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Default_20_Text" style:list-style-name="L3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Best Algorithms for Better Search</text:span></text:p>
      <text:p text:style-name="P2">Information Retrieval and Mining Group – Microsoft Research Asia, Beijing</text:p>
      <text:p text:style-name="P2"/>
      <text:p text:style-name="P4">Areas:</text:p>
      <text:list text:style-name="L2">
        <text:list-item>
          <text:p text:style-name="P5">Learning to rank;</text:p>
        </text:list-item>
        <text:list-item>
          <text:p text:style-name="P5">Concept based search;</text:p>
        </text:list-item>
        <text:list-item>
          <text:p text:style-name="P5">Search log mining and context aware search;</text:p>
        </text:list-item>
        <text:list-item>
          <text:p text:style-name="P5">Web scale graph learning;</text:p>
        </text:list-item>
        <text:list-item>
          <text:p text:style-name="P5">Enterprise search.</text:p>
        </text:list-item>
      </text:list>
      <text:p text:style-name="P6"/>
      <text:p text:style-name="P7">Learning to Rank:</text:p>
      <text:list text:style-name="L3">
        <text:list-item>
          <text:p text:style-name="P8">Listwise approach;</text:p>
        </text:list-item>
        <text:list-item>
          <text:p text:style-name="P8">LETOR Benchmark Data;</text:p>
        </text:list-item>
        <text:list-item>
          <text:p text:style-name="P8">Global ranking: Function of the query and many documents, instead of only the document in question;</text:p>
        </text:list-item>
      </text:list>
      <text:p text:style-name="P6"/>
      <text:p text:style-name="P7">Concept based Search:</text:p>
      <text:list text:style-name="L3">
        <text:list-item>
          <text:p text:style-name="P8">Proximity feature;</text:p>
        </text:list-item>
        <text:list-item>
          <text:p text:style-name="P8">Query refinement;</text:p>
        </text:list-item>
        <text:list-item>
          <text:p text:style-name="P8">Named entity recognition:</text:p>
          <text:list>
            <text:list-item>
              <text:p text:style-name="P8">No sufficient features, no context, new named entities;</text:p>
            </text:list-item>
            <text:list-item>
              <text:p text:style-name="P8">Using WS-LDA (weakly supervised LDA);</text:p>
            </text:list-item>
            <text:list-item>
              <text:p text:style-name="P8">Pseudo-documents of named entities;</text:p>
            </text:list-item>
          </text:list>
        </text:list-item>
        <text:list-item>
          <text:p text:style-name="P8">Query understanding in concept-based search: acronyms, synonyms, stemming, long sentences, rare queries, etc.</text:p>
        </text:list-item>
      </text:list>
      <text:p text:style-name="P6"/>
      <text:p text:style-name="P7">Search Log Mining and Context Aware Search:</text:p>
      <text:list text:style-name="L3">
        <text:list-item>
          <text:p text:style-name="P8">Search log mining platform;</text:p>
        </text:list-item>
        <text:list-item>
          <text:p text:style-name="P8">Context-aware search:</text:p>
          <text:list>
            <text:list-item>
              <text:p text:style-name="P8">Intent prediction based on context using Hidden Markov Models (sequence of states);</text:p>
            </text:list-item>
            <text:list-item>
              <text:p text:style-name="P8">User usually conducts multiple related searches in a session;</text:p>
            </text:list-item>
          </text:list>
        </text:list-item>
      </text:list>
      <text:p text:style-name="P6"/>
      <text:p text:style-name="P7">Web Scale Graph Learning:</text:p>
      <text:list text:style-name="L3">
        <text:list-item>
          <text:p text:style-name="P8">BrowseRank: Using user browsing rank, continuous time Markov process;</text:p>
        </text:list-item>
        <text:list-item>
          <text:p text:style-name="P8">Grapher: Large scale and distributed computing, can support experiments on graph mining and static rank;</text:p>
        </text:list-item>
      </text:list>
      <text:p text:style-name="P6"/>
      <text:p text:style-name="P7">Enterprise Search:</text:p>
      <text:list text:style-name="L3">
        <text:list-item>
          <text:p text:style-name="P8">Metadata extraction;</text:p>
        </text:list-item>
        <text:list-item>
          <text:p text:style-name="P8">ExpertSearch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StarSymbol" svg:font-family="StarSymbol" style:font-charset="x-symbol"/>
    <style:font-face style:name="Tahoma" svg:font-family="Tahoma" style:font-charset="x-symbol"/>
    <style:font-face style:name="Helvetica1" svg:font-family="Helvetica"/>
    <style:font-face style:name="Monotype Sans WT ME1" svg:font-family="'Monotype Sans WT ME'"/>
    <style:font-face style:name="Monotype Sans WT ME" svg:font-family="'Monotype Sans WT ME'" style:font-pitch="variable"/>
    <style:font-face style:name="ZYSong18030" svg:font-family="ZYSong18030, 中易宋体18030, SimSun, 方正宋体, 'MSung Light SC', SimSun, Song, FZSongYi, FZShuSong, NSimSun, 'Andale Sans UI', 'Arial Unicode MS', 'Lucida Sans Unicode', Tahoma, 'AR PL KaitiM GB'" style:font-pitch="variable"/>
    <style:font-face style:name="Helvetica" svg:font-family="Helvetica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Helvetica" fo:font-size="12pt" fo:language="en" fo:country="US" style:font-name-asian="ZYSong18030" style:font-size-asian="12pt" style:language-asian="none" style:country-asian="none" style:font-name-complex="Monotype Sans WT ME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Helvetica" fo:font-size="12pt" fo:language="en" fo:country="US" style:font-name-asian="ZYSong18030" style:font-size-asian="12pt" style:language-asian="none" style:country-asian="none" style:font-name-complex="Monotype Sans WT ME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="Helvetica1" style:font-name-complex="Monotype Sans WT ME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style:font-name="Helvetica1" fo:font-size="10pt" fo:font-style="italic" style:font-size-asian="10pt" style:font-style-asian="italic" style:font-name-complex="Monotype Sans WT ME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Helvetica1" style:font-name-complex="Monotype Sans WT ME1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Linux)</meta:generator>
    <!--645(Build:8693)-->
    <meta:initial-creator>andrekhorie</meta:initial-creator>
    <meta:creation-date>2009-10-20T12:06:47</meta:creation-date>
    <dc:creator>andrekhorie</dc:creator>
    <dc:date>2009-10-20T13:16:33</dc:date>
    <dc:language>en-US</dc:language>
    <meta:editing-cycles>20</meta:editing-cycles>
    <meta:editing-duration>PT1H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166" meta:character-count="1192"/>
  </office:meta>
</office:document-meta>
</file>